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ContextConfiguration.getParentApplication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ContextConfiguration.has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ge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getPropertySourc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get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getContextCustom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MergedContextConfiguration( Class &lt; ? &gt; testClass , @ Nullable String [ ] locations , @ Nullable Class &lt; ? &gt; [ ] classes , @ Nullable Set &lt; Class &lt; ? extends ApplicationContextInitializer &lt; ? &gt; &gt; &gt; contextInitializerClasses , @ Nullable String [ ] activeProfiles , @ Nullable String [ ] propertySourceLocations , @ Nullable String [ ] propertySourceProperties , ContextLoader contextLoader , @ Nullable CacheAwareContextLoaderDelegate cacheAwareContextLoaderDelegate , @ Nullable MergedContextConfiguratio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ContextConfiguration.MergedContextConfiguration(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ContextConfiguration.processContextInitializerClasses( @ Nullable Set &lt; Class &lt; ? extends ApplicationContextInitializer &lt; ? &gt; &gt; &gt; contextInitializer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ContextConfiguration.MergedContextConfiguration( Class &lt; ? &gt; testClass , @ Nullable String [ ] locations , @ Nullable Class &lt; ? &gt; [ ] classes , @ Nullable String [ ] activeProfiles , ContextLoader context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MergedContextConfiguration( Class &lt; ? &gt; testClass , @ Nullable String [ ] locations , @ Nullable Class &lt; ? &gt; [ ] classes , @ Nullable Set &lt; Class &lt; ? extends ApplicationContextInitializer &lt; ? &gt; &gt; &gt; contextInitializerClasses , @ Nullable String [ ] activeProfiles , @ Nullable String [ ] propertySourceLocations , @ Nullable String [ ] propertySourceProperties , @ Nullable Set &lt; ContextCustomizer &gt; contextCustomizers , ContextLoader contextLoader , @ Nullable CacheAwareContextLoaderDelegate cacheAwareContextLoaderDelegate , @ Nullable MergedContextConfiguratio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ContextConfigura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rgedContextConfiguration.nullSafeClassName( @ Nullable ContextLoader context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has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getContextInitializ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rgedContextConfiguration.has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processStrings( @ Nullable String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equals( @ Nullable Object oth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ergedContextConfiguration.processContextCustomizers( @ Nullable Set &lt; ContextCustomizer &gt; contextCustomiz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ContextConfiguration.getPropertySourc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getActive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processClasses( @ Nullable Class &lt; ? &gt; [ ] 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get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processActiveProfiles( @ Nullable String [ ] activePro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rgedContextConfiguration.getContex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extConfiguration.MergedContextConfiguration( Class &lt; ? &gt; testClass , @ Nullable String [ ] locations , @ Nullable Class &lt; ? &gt; [ ] classes , @ Nullable Set &lt; Class &lt; ? extends ApplicationContextInitializer &lt; ? &gt; &gt; &gt; contextInitializerClasses , @ Nullable String [ ] activeProfiles , ContextLoader contextLoader , @ Nullable CacheAwareContextLoaderDelegate cacheAwareContextLoaderDelegate , @ Nullable MergedContextConfiguratio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ContextConfiguration.MergedContextConfiguration( Class &lt; ? &gt; testClass , @ Nullable String [ ] locations , @ Nullable Class &lt; ? &gt; [ ] classes , @ Nullable Set &lt; Class &lt; ? extends ApplicationContextInitializer &lt; ? &gt; &gt; &gt; contextInitializerClasses , @ Nullable String [ ] activeProfiles , ContextLoader context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